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style:font-name="Segoe UI3" fo:font-style="italic" style:font-name-asian="Segoe UI3" style:font-style-asian="italic" style:font-name-complex="Segoe UI3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rrer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arrer Körper ist ein System von Teilchen, bei denen die <text:span text:style-name="T1">Teilchenabstände fest vorgegeben</text:span> und unveränderbar sind.</text:p>
            <text:p/>
            <text:p>Ein starrer Körper kann sich auf zwei Arten bewegen: durch <text:span text:style-name="T1">Translation</text:span> und <text:span text:style-name="T1">Ro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ransl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Translation ist eine Bewegung, bei der alle Punkte eines physikalischen Systems dieselbe Verschiebung erfah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Rot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Rotation ist die Bewegung um eine Rotationsach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jede beliebige Bewegung eines starren Körpers dar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eine <text:span text:style-name="T2">Überlagerung</text:span> von Translations- und Rotationsbeweg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Kreuzprodukt von Kraft <text:span text:style-name="T3">F</text:span> und Kraftarm <text:span text:style-name="T3">r</text:span><text:span text:style-name="T2">:</text:span></text:p>
            <text:p><text:span text:style-name="T2"/></text:p>
            <text:p><text:span text:style-name="T3">M</text:span><text:span text:style-name="T2"> = </text:span><text:span text:style-name="T3">r</text:span><text:span text:style-name="T2"> x </text:span><text:span text:style-name="T3">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genügt bei einer Drehbewegung nicht die Angabe einer Kraft statt des Drehmo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il es auf den Kraftarm ankommt: </text:p>
            <text:p>je länger der Kraftarm, desto größer die Wirkung der Kraft – umso größer das Drehmoment.</text:p>
            <text:p/>
            <text:p><text:span text:style-name="T4">Ebenso kommt es auf die </text:span><text:span text:style-name="T5">Richtung</text:span><text:span text:style-name="T4"> der Kraft an</text:span>: nur die Komponente <text:span text:style-name="T1">senkrecht zum Kraftarm</text:span> trägt zum Drehmoment bei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nheit des Drehmoment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wtonmeter: [Nm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omponente der im allgemeinen beliebig gerichteten Kraft wirkt im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die Komponente(n) <text:span text:style-name="T6">senkrecht zum Hebela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7">Wie errechnet sich das Drehmoment, wenn Kraft und Kraftarm einen beliebigen Winkel einschließen?</text:span></text:p>
          </draw:text-box>
        </draw:frame>
        <draw:frame presentation:style-name="pr2" draw:layer="layout" svg:width="25.199cm" svg:height="15.709cm" svg:x="1.4cm" svg:y="4.15cm" presentation:class="subtitle" presentation:user-transformed="true">
          <draw:text-box>
            <text:p/>
            <text:p/>
            <text:p/>
            <text:p/>
            <text:p/>
            <text:p/>
            <text:p>Über den Sinus des zwischen den beiden Vektoren eingeschlossenen Winkels.</text:p>
            <text:p/>
            <text:p>Man sieht daher deutlich, dass das Drehmoment für einen Winkel von 90° zwischen Kraftarm und Kraft am größten ist.</text:p>
            <text:p>Zeigen Kraft und Kraftarm in die gleiche oder entgegengesetzte Richtung (0° oder 180°) verschwindet hingegen das Drehmoment – die Rotation wird nicht beschleunigt.</text:p>
          </draw:text-box>
        </draw:frame>
        <draw:frame draw:style-name="gr2" draw:text-style-name="P2" draw:layer="layout" svg:width="13.37cm" svg:height="2.981cm" svg:x="7.314cm" svg:y="7.009cm">
          <text:p/>
          <draw:object xlink:href="../Drehmoment%20von%20Kraft%20und%20Kraftarm%20mit%20beliebigem%20Winkel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umme aller auf den Körper einwirkenden Drehmomente muß Null sein, d.h. die Rotation wird nicht beschleunigt (verändert):</text:p>
          </draw:text-box>
        </draw:frame>
        <draw:frame draw:style-name="gr2" draw:text-style-name="P2" draw:layer="layout" svg:width="4.613cm" svg:height="2.208cm" svg:x="11.693cm" svg:y="13.395cm">
          <text:p/>
          <draw:object xlink:href="../Rotationsgleichgewich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<text:span text:style-name="T1">mechanischen</text:span>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r sich mit konstanter Translations- und Rotationsgeschwindigkeit bewegt</text:p>
            <text:p/>
            <text:p>Äquivalent dazu: wenn weder die Translation noch die Rotation beschleunigt wird, also keine Gesamtkraft und kein Gesamtdrehmoment wirk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Transl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1">a</text:span> = 0 gilt:</text:p>
            <text:p><text:span text:style-name="T1">v</text:span> = 0</text:p>
            <text:p/>
            <text:p>(der Körper wird nicht beschleunigt und ist in Ruhe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8">α</text:span> = 0 gilt:</text:p>
            <text:p><text:span text:style-name="T8">ω</text:span> = 0</text:p>
            <text:p/>
            <text:p>(es findet keine Rotationsbeschleunigung und auch keine Rotation statt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n stabil und instabi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1M8S</meta:editing-duration>
    <meta:editing-cycles>8</meta:editing-cycles>
    <meta:generator>LibreOffice/4.3.4.1$Windows_x86 LibreOffice_project/bc356b2f991740509f321d70e4512a6a54c5f243</meta:generator>
    <dc:date>2015-03-07T00:29:45.432000000</dc:date>
    <meta:document-statistic meta:object-count="115"/>
  </office:meta>
</office:document-meta>
</file>